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is Almanzar</text:p>
      <text:p text:style-name="Standard">2/19/14</text:p>
      <text:p text:style-name="Standard"/>
      <text:p text:style-name="P1">Project 4</text:p>
      <text:p text:style-name="P3">About Project 4</text:p>
      <text:p text:style-name="P2"><text:tab/>This simple program asks for the user for a file to read cards in and a file with the name and ID's of the players as soon as it is run. <text:s/>After it gets the card location, it reads in the first integer to see how many players there are and then memory gets allocated accordingly then immediately gets all the cards from the file. <text:s/>Likewise with the name file. <text:s/>It does both processes separately. <text:s/></text:p>
      <text:p text:style-name="P2"><text:tab/>Then, the program goes to the main menu. <text:s/>In the main menu, you can display the the unshuffled deck, shuffled deck, and the players with their ID's. <text:s/>Those functions are self explanatory. <text:s/></text:p>
      <text:p text:style-name="P2">Besides the quitting option, the last one is to shuffle the deck. <text:s/>This works by transferring the available unshuffled cards into a shuffled array which then swaps two randomly selected cards multiple times.</text:p>
      <text:p text:style-name="P2"><text:tab/>That covers all the functionality. <text:s/>Everything is working perfectly and the I fixed my string copy and the issue of reading in the player ID into an array which were the two things I got marked down last week. <text:s/>I did have problems with displaying the player IDs but I then fixed it by just resetting my pointers after every single use. <text:s/>There is not much more to say as everything went well and was a smooth transition from project 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6:42:19</meta:creation-date>
    <meta:generator>LibreOffice/3.5$Linux_x86 LibreOffice_project/350m1$Build-2</meta:generator>
    <dc:date>2014-02-19T18:43:56</dc:date>
    <meta:document-statistic meta:table-count="0" meta:image-count="0" meta:object-count="0" meta:page-count="1" meta:paragraph-count="8" meta:word-count="229" meta:character-count="1274" meta:non-whitespace-character-count="1036"/>
  </office:meta>
</office:document-meta>
</file>